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 Curve" table:style-name="ta1">
        <table:shapes>
          <draw:frame draw:z-index="0" draw:style-name="gr1" draw:text-style-name="P1" svg:width="453.51pt" svg:height="255.09pt" svg:x="195.59pt" svg:y="177.51pt">
            <draw:object draw:notify-on-update-of-ranges="'Calibration Curve'.A2:'Calibration Curve'.A10 'Calibration Curve'.C1:'Calibration Curve'.C1 'Calibration Curve'.C2:'Calibration Curve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alog Read</text:p>
          </table:table-cell>
          <table:table-cell office:value-type="string" calcext:value-type="string">
            <text:p>Actual Distance (cm)</text:p>
          </table:table-cell>
          <table:table-cell office:value-type="string" calcext:value-type="string">
            <text:p>Actual Distance (in)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C2]*2.54"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C3]*2.54" office:value-type="float" office:value="30.48" calcext:value-type="float">
            <text:p>30.4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C4]*2.54" office:value-type="float" office:value="35.56" calcext:value-type="float">
            <text:p>35.5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C5]*2.54" office:value-type="float" office:value="40.64" calcext:value-type="float">
            <text:p>40.6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librated off of the wooden piece on the wall, similar to cardboard color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C6]*2.54" office:value-type="float" office:value="45.72" calcext:value-type="float">
            <text:p>45.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C7]*2.54" office:value-type="float" office:value="50.8" calcext:value-type="float">
            <text:p>50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C8]*2.54" office:value-type="float" office:value="55.88" calcext:value-type="float">
            <text:p>55.8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C9]*2.54" office:value-type="float" office:value="60.96" calcext:value-type="float">
            <text:p>60.9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C10]*2.54" office:value-type="float" office:value="66.04" calcext:value-type="float">
            <text:p>66.0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table table:name="Calibration Test" table:style-name="ta1">
        <table:shapes>
          <draw:frame draw:z-index="0" draw:style-name="gr1" draw:text-style-name="P1" svg:width="453.51pt" svg:height="255.09pt" svg:x="511.99pt" svg:y="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tual Distance (in)</text:p>
          </table:table-cell>
          <table:table-cell office:value-type="string" calcext:value-type="string">
            <text:p>Analog Read</text:p>
          </table:table-cell>
          <table:table-cell office:value-type="string" calcext:value-type="string">
            <text:p>Calc Distance (in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5805.99102955023*([.B2]^-1.03380467328515)" office:value-type="string" office:string-value="" calcext:value-type="error">
            <text:p>#NUM!</text:p>
          </table:table-cell>
          <table:table-cell table:formula="of:=ABS(([.C2]-[.A2])/[.A2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5805.99102955023*([.B3]^-1.03380467328515)" office:value-type="string" office:string-value="" calcext:value-type="error">
            <text:p>#NUM!</text:p>
          </table:table-cell>
          <table:table-cell table:formula="of:=ABS(([.C3]-[.A3])/[.A3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5805.99102955023*([.B4]^-1.03380467328515)" office:value-type="string" office:string-value="" calcext:value-type="error">
            <text:p>#NUM!</text:p>
          </table:table-cell>
          <table:table-cell table:formula="of:=ABS(([.C4]-[.A4])/[.A4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5805.99102955023*([.B5]^-1.03380467328515)" office:value-type="string" office:string-value="" calcext:value-type="error">
            <text:p>#NUM!</text:p>
          </table:table-cell>
          <table:table-cell table:formula="of:=ABS(([.C5]-[.A5])/[.A5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5805.99102955023*([.B6]^-1.03380467328515)" office:value-type="string" office:string-value="" calcext:value-type="error">
            <text:p>#NUM!</text:p>
          </table:table-cell>
          <table:table-cell table:formula="of:=ABS(([.C6]-[.A6])/[.A6])*100" office:value-type="string" office:string-value="" calcext:value-type="error">
            <text:p>#NUM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09:27:22.119109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09:56:00.043058462</meta:creation-date>
    <dc:date>2019-09-21T09:35:51.196355909</dc:date>
    <meta:editing-duration>PT12H42M23S</meta:editing-duration>
    <meta:editing-cycles>20</meta:editing-cycles>
    <meta:generator>LibreOffice/6.3.1.2$Linux_X86_64 LibreOffice_project/522b3d05dbc14df140b4b4e8cb5fa288e6bf2465</meta:generator>
    <meta:document-statistic meta:table-count="2" meta:cell-count="50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table:cell-range-address="'Calibration Curve'.A2:'Calibration Curve'.A10 'Calibration Curve'.C1:'Calibration Curve'.C10" chart:data-source-has-labels="row" svg:x="1.331cm" svg:y="1.275cm" svg:width="8.719cm" svg:height="6.564cm">
          <chartooo:coordinate-region svg:x="1.952cm" svg:y="1.474cm" svg:width="7.818cm" svg:height="5.718cm"/>
          <chart:axis chart:dimension="x" chart:name="primary-x" chart:style-name="ch5">
            <chart:title svg:x="4.68cm" svg:y="8.019cm" chart:style-name="ch6">
              <text:p>Analog Read</text:p>
            </chart:title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'Calibration Curve'.C2:'Calibration Curve'.C10" chart:label-cell-address="'Calibration Curve'.C1:'Calibration Curve'.C1" chart:class="chart:scatter">
            <chart:domain table:cell-range-address="'Calibration Curve'.A2:'Calibration Curve'.A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 Distance (in)</text:p>
                <draw:g>
                  <svg:desc>'Calibration Curve'.C1:'Calibration Curv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  <draw:g>
                  <svg:desc>'Calibration Curve'.A2:'Calibration Curve'.A10</svg:desc>
                </draw:g>
              </table:table-cell>
              <table:table-cell office:value-type="float" office:value="10">
                <text:p>10</text:p>
                <draw:g>
                  <svg:desc>'Calibration Curve'.C2:'Calibration Curve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chart:data-source-has-labels="both" svg:x="1.331cm" svg:y="1.275cm" svg:width="8.719cm" svg:height="6.564cm">
          <chartooo:coordinate-region svg:x="1.952cm" svg:y="1.474cm" svg:width="7.818cm" svg:height="5.718cm"/>
          <chart:axis chart:dimension="x" chart:name="primary-x" chart:style-name="ch5" chartooo:axis-type="auto">
            <chart:title svg:x="4.68cm" svg:y="8.019cm" chart:style-name="ch6">
              <text:p>Analog Read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ctual Distance (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